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Grande" svg:font-family="'Lucida Grande', Verdana, Genev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1193" officeooo:paragraph-rsid="000e1193"/>
    </style:style>
    <style:style style:name="P2" style:family="paragraph" style:parent-style-name="Standard">
      <style:text-properties officeooo:rsid="0011c7c5" officeooo:paragraph-rsid="0011c7c5"/>
    </style:style>
    <style:style style:name="P3" style:family="paragraph" style:parent-style-name="Preformatted_20_Text">
      <style:text-properties fo:font-variant="normal" fo:text-transform="none" fo:color="#000000" fo:font-size="10.5pt" fo:letter-spacing="normal" fo:font-style="normal" fo:font-weight="normal" officeooo:rsid="000e1193" officeooo:paragraph-rsid="000e1193"/>
    </style:style>
    <style:style style:name="P4" style:family="paragraph" style:parent-style-name="Preformatted_20_Text">
      <style:text-properties officeooo:paragraph-rsid="000e1193"/>
    </style:style>
    <style:style style:name="P5" style:family="paragraph" style:parent-style-name="Preformatted_20_Text">
      <style:paragraph-properties fo:margin-top="0in" fo:margin-bottom="0.1965in" loext:contextual-spacing="false" style:line-height-at-least="0.1772in" fo:text-align="justify" style:justify-single-word="false" fo:orphans="2" fo:widows="2" fo:padding-left="0in" fo:padding-right="0in" fo:padding-top="0.052in" fo:padding-bottom="0.052in" fo:border-left="none" fo:border-right="none" fo:border-top="0.06pt solid #aacc99" fo:border-bottom="0.06pt solid #aacc99"/>
      <style:text-properties fo:font-variant="normal" fo:text-transform="none" fo:color="#000000" fo:font-size="10.5pt" fo:letter-spacing="normal" fo:font-style="normal" fo:font-weight="normal"/>
    </style:style>
    <style:style style:name="T1" style:family="text">
      <style:text-properties officeooo:rsid="000e1193"/>
    </style:style>
    <style:style style:name="T2" style:family="text">
      <style:text-properties fo:font-variant="normal" fo:text-transform="none" fo:color="#000000" style:font-name="Lucida Grande" fo:font-size="10.5pt" fo:letter-spacing="normal" fo:font-style="normal" fo:font-weight="normal" officeooo:rsid="000e1193" fo:background-color="#eeffcc" loext:char-shading-value="0"/>
    </style:style>
    <style:style style:name="T3" style:family="text">
      <style:text-properties officeooo:rsid="000eb487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buntu <text:span text:style-name="T1">1604</text:span></text:p>
      <text:p text:style-name="Standard"/>
      <text:p text:style-name="P1">1、安装依赖库</text:p>
      <text:p text:style-name="P4"><text:span text:style-name="T2">sudo apt install build-essential libsqlite3-dev libboost-all-dev libssl-dev git python-setuptools castxml</text:span></text:p>
      <text:p text:style-name="P1"/>
      <text:p text:style-name="P1"/>
      <text:p text:style-name="P3">sudo apt install python-dev python-pygraphviz python-kiwi python-gnome2 ipython libcairo2-dev python3-gi libgirepository1.0-dev python-gi python-gi-cairo gir1.2-gtk-3.0 gir1.2-goocanvas-2.0 python-pip</text:p>
      <text:p text:style-name="P5"/>
      <text:p text:style-name="P5">sudo pip install pygraphviz pycairo PyGObject pygccxml</text:p>
      <text:p text:style-name="P2">2、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Grande" svg:font-family="'Lucida Grande', Verdana, Genev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3T16:32:30.760102466</meta:creation-date>
    <meta:generator>LibreOffice/5.1.6.2$Linux_X86_64 LibreOffice_project/10m0$Build-2</meta:generator>
    <dc:date>2019-11-23T16:36:29.424384877</dc:date>
    <meta:editing-duration>PT3M57S</meta:editing-duration>
    <meta:editing-cycles>4</meta:editing-cycles>
    <meta:document-statistic meta:table-count="0" meta:image-count="0" meta:object-count="0" meta:page-count="1" meta:paragraph-count="6" meta:word-count="44" meta:character-count="379" meta:non-whitespace-character-count="348"/>
  </office:meta>
</office:document-meta>
</file>